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3" style:family="paragraph" style:parent-style-name="Standard">
      <style:text-properties style:font-name="Arial" fo:font-weight="normal" officeooo:rsid="0019b26b" officeooo:paragraph-rsid="0019b26b" style:font-weight-asian="normal" style:font-name-complex="Arial" style:font-weight-complex="normal"/>
    </style:style>
    <style:style style:name="P4" style:family="paragraph" style:parent-style-name="Standard">
      <style:text-properties style:font-name="Arial" fo:font-weight="normal" officeooo:rsid="001f7312" officeooo:paragraph-rsid="001f7312" style:font-weight-asian="normal" style:font-name-complex="Arial" style:font-weight-complex="normal"/>
    </style:style>
    <style:style style:name="P5" style:family="paragraph" style:parent-style-name="Standard">
      <style:text-properties style:font-name="Arial" fo:font-weight="normal" officeooo:paragraph-rsid="002553ea" style:font-weight-asian="normal" style:font-name-complex="Arial" style:font-weight-complex="normal"/>
    </style:style>
    <style:style style:name="P6" style:family="paragraph" style:parent-style-name="Standard">
      <style:text-properties style:font-name="Arial" fo:font-weight="normal" officeooo:rsid="002553ea" officeooo:paragraph-rsid="002553ea" style:font-weight-asian="normal" style:font-name-complex="Arial" style:font-weight-complex="normal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9" style:family="paragraph" style:parent-style-name="Standard">
      <style:text-properties style:font-name="Arial" fo:font-weight="normal" officeooo:paragraph-rsid="002a0fb2" style:font-weight-asian="normal" style:font-name-complex="Arial" style:font-weight-complex="normal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normal" officeooo:rsid="00285d51" style:font-weight-asian="normal" style:font-name-complex="Arial" style:font-weight-complex="normal"/>
    </style:style>
    <style:style style:name="T3" style:family="text">
      <style:text-properties officeooo:rsid="001bf70a"/>
    </style:style>
    <style:style style:name="T4" style:family="text">
      <style:text-properties officeooo:rsid="0023f13e"/>
    </style:style>
    <style:style style:name="T5" style:family="text">
      <style:text-properties officeooo:rsid="002553ea"/>
    </style:style>
    <style:style style:name="T6" style:family="text">
      <style:text-properties officeooo:rsid="0022548b"/>
    </style:style>
    <style:style style:name="T7" style:family="text">
      <style:text-properties officeooo:rsid="002556be"/>
    </style:style>
    <style:style style:name="T8" style:family="text">
      <style:text-properties officeooo:rsid="001d4324"/>
    </style:style>
    <style:style style:name="T9" style:family="text">
      <style:text-properties officeooo:rsid="0026c539"/>
    </style:style>
    <style:style style:name="T10" style:family="text">
      <style:text-properties officeooo:rsid="00285d51"/>
    </style:style>
    <style:style style:name="T11" style:family="text">
      <style:text-properties officeooo:rsid="002a0fb2"/>
    </style:style>
    <style:style style:name="T12" style:family="text">
      <style:text-properties officeooo:rsid="002adace"/>
    </style:style>
    <style:style style:name="T13" style:family="text">
      <style:text-properties officeooo:rsid="002c59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Nome do Caso de Uso: </text:span><text:span text:style-name="T2">Token</text:span></text:p>
      <text:p text:style-name="P1"/>
      <text:p text:style-name="P1">Descrição: </text:p>
      <text:p text:style-name="P3"><text:span text:style-name="T10">Usuário solicita geração de token para cadastro de novo usuário no sistema</text:span>.</text:p>
      <text:p text:style-name="P1"/>
      <text:p text:style-name="P1">Eventos: </text:p>
      <text:p text:style-name="P2">- <text:span text:style-name="T13">Sistema gera token.</text:span></text:p>
      <text:p text:style-name="P1"/>
      <text:p text:style-name="P1">Atores:</text:p>
      <text:p text:style-name="P2">- <text:span text:style-name="T3">Usuário</text:span>.</text:p>
      <text:p text:style-name="P2">- <text:span text:style-name="T13">Sistema.</text:span></text:p>
      <text:p text:style-name="P1"/>
      <text:p text:style-name="P1">Pré-<text:span text:style-name="T4">c</text:span>ondições:</text:p>
      <text:p text:style-name="P2">- <text:span text:style-name="T4">Usuário com nível administrador.</text:span></text:p>
      <text:p text:style-name="P2">- <text:span text:style-name="T10">Aplicativo na tela de lista de usuários.</text:span></text:p>
      <text:p text:style-name="P2"/>
      <text:p text:style-name="P1">Pós-Condições:</text:p>
      <text:p text:style-name="P1">1. Conclusões com sucesso: </text:p>
      <text:p text:style-name="P2">- <text:span text:style-name="T4">Usuário gera token.</text:span></text:p>
      <text:p text:style-name="P1">2. Conclusões sem sucesso: </text:p>
      <text:p text:style-name="P2">- <text:span text:style-name="T5">Usuário não gera token.</text:span></text:p>
      <text:p text:style-name="P2"/>
      <text:p text:style-name="P1">Fluxo básico:</text:p>
      <text:p text:style-name="P2"/>
      <text:p text:style-name="P9">1. <text:span text:style-name="T6">Usuário clica em “Novo Usuário”.</text:span></text:p>
      <text:p text:style-name="P5">2. <text:span text:style-name="T11">Direciona para tela de token.</text:span></text:p>
      <text:p text:style-name="P2">3. <text:span text:style-name="T11">Usuário preenche os dados.</text:span></text:p>
      <text:p text:style-name="P4">4. <text:span text:style-name="T11">Clica em “Gerar Token”</text:span>.</text:p>
      <text:p text:style-name="P6">5. <text:span text:style-name="T11">Token é gerado e apresentado na tela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6:06:55</meta:creation-date>
    <meta:print-date>2014-05-09T16:23:00</meta:print-date>
    <meta:generator>LibreOffice/5.4.4.2$Windows_X86_64 LibreOffice_project/2524958677847fb3bb44820e40380acbe820f960</meta:generator>
    <dc:date>2020-03-16T22:31:13.451000000</dc:date>
    <meta:editing-duration>PT28M13S</meta:editing-duration>
    <meta:editing-cycles>16</meta:editing-cycles>
    <meta:document-statistic meta:table-count="0" meta:image-count="0" meta:object-count="0" meta:page-count="1" meta:paragraph-count="22" meta:word-count="93" meta:character-count="548" meta:non-whitespace-character-count="473"/>
  </office:meta>
</office:document-meta>
</file>